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officeooo:rsid="0011c195" officeooo:paragraph-rsid="0011c19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c195" officeooo:paragraph-rsid="0011c19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officeooo:rsid="0011c195" officeooo:paragraph-rsid="0011c19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officeooo:rsid="0011c195" officeooo:paragraph-rsid="00134da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11c195" officeooo:paragraph-rsid="0013708a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203ad" officeooo:paragraph-rsid="0011c19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34da4" officeooo:paragraph-rsid="00134da4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text-underline-style="none" officeooo:rsid="0011c195" officeooo:paragraph-rsid="0011c195"/>
    </style:style>
    <style:style style:name="P9" style:family="paragraph" style:parent-style-name="Standard">
      <style:paragraph-properties fo:text-align="start" style:justify-single-word="false"/>
      <style:text-properties officeooo:paragraph-rsid="0013708a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3pt" style:text-underline-style="none" fo:font-weight="normal" officeooo:rsid="0013708a" officeooo:paragraph-rsid="0011c195" style:font-size-asian="13pt" style:font-weight-asian="normal" style:font-size-complex="13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-0.101cm" fo:margin-right="0cm" fo:text-align="start" style:justify-single-word="false" fo:text-indent="-0.199cm" style:auto-text-indent="false" style:page-number="auto" fo:background-color="transparent"/>
      <style:text-properties fo:font-size="13pt" style:text-underline-style="none" fo:font-weight="normal" officeooo:rsid="0013708a" officeooo:paragraph-rsid="0013708a" style:font-size-asian="13pt" style:font-weight-asian="normal" style:font-size-complex="13pt" style:font-weight-complex="normal"/>
    </style:style>
    <style:style style:name="P12" style:family="paragraph" style:parent-style-name="Standard">
      <loext:graphic-properties draw:fill="none"/>
      <style:paragraph-properties fo:margin-left="-0.101cm" fo:margin-right="0cm" fo:text-align="start" style:justify-single-word="false" fo:text-indent="-0.199cm" style:auto-text-indent="false" fo:background-color="transparent"/>
      <style:text-properties style:text-line-through-style="none" style:text-line-through-type="none" fo:font-size="13pt" style:text-underline-style="none" fo:font-weight="normal" officeooo:rsid="00149571" officeooo:paragraph-rsid="0013708a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12.356cm"/>
        </style:tab-stops>
      </style:paragraph-properties>
      <style:text-properties fo:font-size="13pt" style:text-underline-style="solid" style:text-underline-width="auto" style:text-underline-color="font-color" fo:font-weight="bold" officeooo:rsid="0011c195" officeooo:paragraph-rsid="0011c195" style:font-size-asian="13pt" style:font-weight-asian="bold" style:font-size-complex="13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c195" officeooo:paragraph-rsid="0011c195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03ad" style:font-weight-asian="normal" style:font-weight-complex="normal"/>
    </style:style>
    <style:style style:name="T3" style:family="text">
      <style:text-properties fo:font-weight="normal" officeooo:rsid="00134da4" style:font-weight-asian="normal" style:font-weight-complex="normal"/>
    </style:style>
    <style:style style:name="T4" style:family="text">
      <style:text-properties fo:font-weight="normal" officeooo:rsid="0013708a" style:font-weight-asian="normal" style:font-weight-complex="normal"/>
    </style:style>
    <style:style style:name="T5" style:family="text">
      <style:text-properties fo:font-size="13pt" style:text-underline-style="none" fo:font-weight="normal" officeooo:rsid="00134da4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149571" style:font-size-asian="13pt" style:font-weight-asian="normal" style:font-size-complex="13pt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34da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203ad" style:font-weight-asian="normal" style:font-weight-complex="normal"/>
    </style:style>
    <style:style style:name="T9" style:family="text">
      <style:text-properties officeooo:rsid="0013708a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officeooo:rsid="0013708a"/>
    </style:style>
    <style:style style:name="T12" style:family="text">
      <style:text-properties style:text-line-through-style="none" style:text-line-through-type="none" officeooo:rsid="00149571"/>
    </style:style>
    <style:style style:name="T13" style:family="text">
      <style:text-properties style:text-line-through-style="none" style:text-line-through-type="none" officeooo:rsid="0014c894"/>
    </style:style>
    <style:style style:name="T14" style:family="text">
      <style:text-properties style:text-line-through-style="none" style:text-line-through-type="none" officeooo:rsid="001636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7502161" text:style-name="L1">
        <text:list-header>
          <text:p text:style-name="P13">SPÉCIFICATIONS FONCTIONNELLES ;</text:p>
        </text:list-header>
      </text:list>
      <text:p text:style-name="P1"/>
      <text:p text:style-name="P1"/>
      <text:list xml:id="list549214744" text:style-name="L2">
        <text:list-item>
          <text:p text:style-name="P14">VISITEURS CONNECTÉS</text:p>
        </text:list-item>
      </text:list>
      <text:p text:style-name="P2"/>
      <text:p text:style-name="P3"><text:s text:c="11"/><text:span text:style-name="T1">Afficher la liste des villes sélectionnables </text:span></text:p>
      <text:p text:style-name="P6"/>
      <text:p text:style-name="P3"><text:span text:style-name="T2"><text:s text:c="11"/></text:span><text:span text:style-name="T3">Afficher la liste des hôtels par ville.</text:span></text:p>
      <text:p text:style-name="P6"/>
      <text:p text:style-name="P4"><text:span text:style-name="T2"><text:s text:c="11"/></text:span><text:span text:style-name="T3">Afficher la liste des Hôtels correspondants a une ville par un simple clic</text:span></text:p>
      <text:p text:style-name="P7"><text:s text:c="11"/>sur celle-ci. <text:s text:c="4"/></text:p>
      <text:p text:style-name="P7"><text:s text:c="3"/></text:p>
      <text:p text:style-name="P7"><text:s text:c="11"/>Par simple clic sur un hôtel, avoir des informations détaillées telle que :</text:p>
      <text:p text:style-name="P9"><text:span text:style-name="T5"><text:s text:c="11"/>tel, adresse, nombre d’étoiles et nombre de chambres disponibles ou en promotion</text:span><text:span text:style-name="T6">s</text:span><text:span text:style-name="T5">.</text:span></text:p>
      <text:p text:style-name="P5"/>
      <text:p text:style-name="P3"><text:s text:c="9"/></text:p>
      <text:p text:style-name="P3"><text:span text:style-name="T4">2. </text:span><text:span text:style-name="T9"><text:s/></text:span><text:span text:style-name="T11">ACCÈS-HÔTELIERS</text:span></text:p>
      <text:p text:style-name="P10"/>
      <text:p text:style-name="P11"><text:span text:style-name="T10"><text:s text:c="2"/></text:span><text:span text:style-name="T13">Après s’être identifié les Hôteliers s</text:span><text:span text:style-name="T10">ont les seuls à pouvoir ajouter/modifier une image <text:s text:c="5"/>ainsi que les informations </text:span><text:span text:style-name="T12">détaillées </text:span><text:span text:style-name="T14">par hôtel.</text:span></text:p>
      <text:p text:style-name="P12"><text:s text:c="2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09:39.336068726</meta:creation-date>
    <dc:date>2019-10-24T09:17:47.440482387</dc:date>
    <meta:editing-duration>PT13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1" meta:character-count="628" meta:non-whitespace-character-count="464"/>
  </office:meta>
</office:document-meta>
</file>